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</office:automatic-styles>
  <office:body>
    <office:spreadsheet>
      <table:table table:name="Auto (DO NOT TOUCH)" table:style-name="ta1">
        <table:table-column table:style-name="co1" table:default-cell-style-name="cBool"/>
        <table:table-column table:style-name="co1" table:number-columns-repeated="12" table:default-cell-style-name="Default"/>
        <table:table-column table:style-name="co1" table:default-cell-style-name="cBool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RISERV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drmck82qfy3gwnss13q7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Borgo del Tiglio</text:p>
          </table:table-cell>
          <table:table-cell office:value-type="float" office:value="41.06565" calcext:value-type="float">
            <text:p>41.065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CHEZEAUX GRAND CRU</text:p>
          </table:table-cell>
          <table:table-cell office:value-type="string" calcext:value-type="string">
            <text:p>DOMAINE DES PERDRI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p7x9epz1q4bf8jz1m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chezeaux Grand Cru</text:p>
          </table:table-cell>
          <table:table-cell office:value-type="string" calcext:value-type="string">
            <text:p>Domaine des Perdrix</text:p>
          </table:table-cell>
          <table:table-cell office:value-type="float" office:value="41.993652" calcext:value-type="float">
            <text:p>41.9936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EME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d270rmhp05yw7c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emes</text:p>
          </table:table-cell>
          <table:table-cell office:value-type="string" calcext:value-type="string">
            <text:p>Gaja</text:p>
          </table:table-cell>
          <table:table-cell office:value-type="float" office:value="35.404587" calcext:value-type="float">
            <text:p>35.4045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IABOT MENTIN GINESTR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yk8t0fcd4ysbz0y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iabot Mentin Ginestra</text:p>
          </table:table-cell>
          <table:table-cell office:value-type="string" calcext:value-type="string">
            <text:p>Domenico Clerico</text:p>
          </table:table-cell>
          <table:table-cell office:value-type="float" office:value="69.85556" calcext:value-type="float">
            <text:p>69.855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VI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rksxs5tbbk6rk88q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Vietti</text:p>
          </table:table-cell>
          <table:table-cell office:value-type="float" office:value="35.262215" calcext:value-type="float">
            <text:p>35.2622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PRAPÓ 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46.216255" calcext:value-type="float">
            <text:p>46.216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yea97wmmagbfda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 office:value-type="float" office:value="45.284042" calcext:value-type="float">
            <text:p>45.2840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k9nn59ds3pr5ma5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 office:value-type="float" office:value="41.851284" calcext:value-type="float">
            <text:p>41.851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02ad24d2x408hzb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 office:value-type="float" office:value="47.97368" calcext:value-type="float">
            <text:p>47.973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30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3fzcj1xk83rb8ny3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8.66419" calcext:value-type="float">
            <text:p>48.664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30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3fzcj1xk83rb8ny3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8.66419" calcext:value-type="float">
            <text:p>48.664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RACHET GRAND 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1300?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hz1ptbz9nxygn5kh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rache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3.957268" calcext:value-type="float">
            <text:p>43.9572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VENNIERES ROCHE AUX MOINES</text:p>
          </table:table-cell>
          <table:table-cell office:value-type="string" calcext:value-type="string">
            <text:p>DOMAINE AUX MOIN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69mwhh4zm1rhmn7rf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ennières-Roche-aux-Moines</text:p>
          </table:table-cell>
          <table:table-cell office:value-type="string" calcext:value-type="string">
            <text:p>Domaine Aux Moines</text:p>
          </table:table-cell>
          <table:table-cell office:value-type="float" office:value="62.341003" calcext:value-type="float">
            <text:p>62.341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OREY LES BEAUNE</text:p>
          </table:table-cell>
          <table:table-cell office:value-type="string" calcext:value-type="string">
            <text:p>DOMINIQUE LAUR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0z5tf2sn186m710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orey-Lès-Beaune</text:p>
          </table:table-cell>
          <table:table-cell office:value-type="string" calcext:value-type="string">
            <text:p>Dominique Laurent</text:p>
          </table:table-cell>
          <table:table-cell office:value-type="float" office:value="45.442627" calcext:value-type="float">
            <text:p>45.4426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UZZO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rdjazkdmh0b1qkb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uzzo</text:p>
          </table:table-cell>
          <table:table-cell office:value-type="string" calcext:value-type="string">
            <text:p>Borgo del Tiglio</text:p>
          </table:table-cell>
          <table:table-cell office:value-type="float" office:value="42.899197" calcext:value-type="float">
            <text:p>42.8991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GUIRAUDE CROZES HERMITAGE</text:p>
          </table:table-cell>
          <table:table-cell office:value-type="string" calcext:value-type="string">
            <text:p>ALAIN GRA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ds8a8aqrv75537n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uiraude Crozes-Hermitage</text:p>
          </table:table-cell>
          <table:table-cell office:value-type="string" calcext:value-type="string">
            <text:p>Alain Graillot</text:p>
          </table:table-cell>
          <table:table-cell office:value-type="float" office:value="61.59237" calcext:value-type="float">
            <text:p>61.592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ERMITAGE</text:p>
          </table:table-cell>
          <table:table-cell office:value-type="string" calcext:value-type="string">
            <text:p>DOMAINE DES MARTINELL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8tjwmbd62kezmbq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rmitage</text:p>
          </table:table-cell>
          <table:table-cell office:value-type="string" calcext:value-type="string">
            <text:p>Domaine des Martinelles</text:p>
          </table:table-cell>
          <table:table-cell office:value-type="float" office:value="37.342464" calcext:value-type="float">
            <text:p>37.3424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OXE CORTON</text:p>
          </table:table-cell>
          <table:table-cell office:value-type="string" calcext:value-type="string">
            <text:p>DOMAINE TOLLOT BEAU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60 (da vendere)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rhzbkebe517b10yq3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oxe-Corton</text:p>
          </table:table-cell>
          <table:table-cell office:value-type="string" calcext:value-type="string">
            <text:p>Domaine Tollot-Beaut</text:p>
          </table:table-cell>
          <table:table-cell office:value-type="float" office:value="49.870327" calcext:value-type="float">
            <text:p>49.8703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VREY CHAMBERTIN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80/9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1xy0bhtkdbabpswv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Denis Mortet</text:p>
          </table:table-cell>
          <table:table-cell office:value-type="float" office:value="48.76336" calcext:value-type="float">
            <text:p>48.763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DE VOUGEOT GRAND CRU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1ykjzgn3gh2byt2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Vougeot Grand Cru</text:p>
          </table:table-cell>
          <table:table-cell office:value-type="string" calcext:value-type="string">
            <text:p>Domaine Denis Mortet</text:p>
          </table:table-cell>
          <table:table-cell office:value-type="float" office:value="52.968338" calcext:value-type="float">
            <text:p>52.9683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INT ESTEPHE</text:p>
          </table:table-cell>
          <table:table-cell office:value-type="string" calcext:value-type="string">
            <text:p>CHATEAU HAUT BEAUSEJ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2 (è longevo)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051gq8gaj1qqnrq3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Estèphe</text:p>
          </table:table-cell>
          <table:table-cell office:value-type="string" calcext:value-type="string">
            <text:p>Château Haut-Beauséjour</text:p>
          </table:table-cell>
          <table:table-cell office:value-type="float" office:value="46.41593" calcext:value-type="float">
            <text:p>46.415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CHEBOURG GRAND CRU </text:p>
          </table:table-cell>
          <table:table-cell office:value-type="string" calcext:value-type="string">
            <text:p>DOMAINE JEAN GRIV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qpz4zgt18hfjwnv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chebourg Grand Cru</text:p>
          </table:table-cell>
          <table:table-cell office:value-type="string" calcext:value-type="string">
            <text:p>Domaine Jean Grivot</text:p>
          </table:table-cell>
          <table:table-cell office:value-type="float" office:value="44.957466" calcext:value-type="float">
            <text:p>44.957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MEROL</text:p>
          </table:table-cell>
          <table:table-cell office:value-type="string" calcext:value-type="string">
            <text:p>CHATEAU GAZ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Pagata io 102€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ga2amsthaysqgywbxq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Château Gazin</text:p>
          </table:table-cell>
          <table:table-cell office:value-type="float" office:value="36.536217" calcext:value-type="float">
            <text:p>36.5362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les Heidsieck Rose Reser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6mh67dwvtbs2deq2q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Réserve</text:p>
          </table:table-cell>
          <table:table-cell office:value-type="string" calcext:value-type="string">
            <text:p>Charles Heidsieck</text:p>
          </table:table-cell>
          <table:table-cell office:value-type="float" office:value="39.250134" calcext:value-type="float">
            <text:p>39.2501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les Heidsieck Blanc de blanc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e76yjnnc64vgcg0rz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</text:p>
          </table:table-cell>
          <table:table-cell office:value-type="string" calcext:value-type="string">
            <text:p>Charles Heidsieck</text:p>
          </table:table-cell>
          <table:table-cell office:value-type="float" office:value="45.25188" calcext:value-type="float">
            <text:p>45.251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aderburg Brut Metodo Classi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mx0p7drhda7fcn8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rut</text:p>
          </table:table-cell>
          <table:table-cell office:value-type="string" calcext:value-type="string">
            <text:p>Haderburg</text:p>
          </table:table-cell>
          <table:table-cell office:value-type="float" office:value="43.21595" calcext:value-type="float">
            <text:p>43.215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14897" calcext:value-type="float">
            <text:p>33.148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14897" calcext:value-type="float">
            <text:p>33.148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I MONTALCINO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vqgypgv5wdesvhzj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Biondi-Santi</text:p>
          </table:table-cell>
          <table:table-cell office:value-type="float" office:value="47.106487" calcext:value-type="float">
            <text:p>47.106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BERS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xbhq3j2fmacg0syw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ersano</text:p>
          </table:table-cell>
          <table:table-cell office:value-type="float" office:value="32.43662" calcext:value-type="float">
            <text:p>32.436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LVASI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9jtvznrcx9ar7zx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Borgo del Tiglio</text:p>
          </table:table-cell>
          <table:table-cell office:value-type="float" office:value="40.87412" calcext:value-type="float">
            <text:p>40.874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kwyby2fra8rr7t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 office:value-type="float" office:value="50.30695" calcext:value-type="float">
            <text:p>50.30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kwyby2fra8rr7t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 office:value-type="float" office:value="50.30695" calcext:value-type="float">
            <text:p>50.30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CHIOPPETTINO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pnr7dya4pttchy9c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Ronco del Gnemiz</text:p>
          </table:table-cell>
          <table:table-cell office:value-type="float" office:value="49.152267" calcext:value-type="float">
            <text:p>49.1522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pm9n2ydb5qec33f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 office:value-type="float" office:value="57.2257" calcext:value-type="float">
            <text:p>57.22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pm9n2ydb5qec33f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 office:value-type="float" office:value="57.2257" calcext:value-type="float">
            <text:p>57.22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4y60p6rjaprm2pthb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Ronco del Gnemiz</text:p>
          </table:table-cell>
          <table:table-cell office:value-type="float" office:value="40.967854" calcext:value-type="float">
            <text:p>40.9678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pakfpdpc2j0y05d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ol</text:p>
          </table:table-cell>
          <table:table-cell office:value-type="string" calcext:value-type="string">
            <text:p>Ronco del Gnemiz</text:p>
          </table:table-cell>
          <table:table-cell office:value-type="float" office:value="49.464573" calcext:value-type="float">
            <text:p>49.464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5p67x8cndcmmdgm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iani</text:p>
          </table:table-cell>
          <table:table-cell office:value-type="float" office:value="29.827667" calcext:value-type="float">
            <text:p>29.827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kca5fk97j9mzfq9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Miani</text:p>
          </table:table-cell>
          <table:table-cell office:value-type="float" office:value="28.831116" calcext:value-type="float">
            <text:p>28.8311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IULAN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ekbbq8wmtd487ka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Miani</text:p>
          </table:table-cell>
          <table:table-cell office:value-type="float" office:value="35.033142" calcext:value-type="float">
            <text:p>35.033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BURI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cp89vn4b9yj12sn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uri</text:p>
          </table:table-cell>
          <table:table-cell office:value-type="string" calcext:value-type="string">
            <text:p>Miani</text:p>
          </table:table-cell>
          <table:table-cell office:value-type="float" office:value="38.47652" calcext:value-type="float">
            <text:p>38.476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snjfev5zvksfyc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 office:value-type="float" office:value="30.763704" calcext:value-type="float">
            <text:p>30.7637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snjfev5zvksfyc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 office:value-type="float" office:value="30.763704" calcext:value-type="float">
            <text:p>30.7637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FOSCO CALVARI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qwzq5aeq91qyx4n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Calvari</text:p>
          </table:table-cell>
          <table:table-cell office:value-type="string" calcext:value-type="string">
            <text:p>Miani</text:p>
          </table:table-cell>
          <table:table-cell office:value-type="float" office:value="44.73145" calcext:value-type="float">
            <text:p>44.731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z3m6jph7qkwzfgm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 office:value-type="float" office:value="50.23522" calcext:value-type="float">
            <text:p>50.235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z3m6jph7qkwzfgm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 office:value-type="float" office:value="50.23522" calcext:value-type="float">
            <text:p>50.235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p6tk1cmcm3hm8n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Radikon</text:p>
          </table:table-cell>
          <table:table-cell office:value-type="float" office:value="33.048286" calcext:value-type="float">
            <text:p>33.0482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BREG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sfe27vsfbw0h3d3dn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Breg</text:p>
          </table:table-cell>
          <table:table-cell office:value-type="string" calcext:value-type="string">
            <text:p>Gravner</text:p>
          </table:table-cell>
          <table:table-cell office:value-type="float" office:value="40.536293" calcext:value-type="float">
            <text:p>40.536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BOLLA GIALLA 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06321" calcext:value-type="float">
            <text:p>44.063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BOLLA GIALLA 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06321" calcext:value-type="float">
            <text:p>44.063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UET</text:p>
          </table:table-cell>
          <table:table-cell office:value-type="string" calcext:value-type="string">
            <text:p>EDI SIM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yhsynghj140yvd8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uet</text:p>
          </table:table-cell>
          <table:table-cell office:value-type="string" calcext:value-type="string">
            <text:p>Edi Simčič</text:p>
          </table:table-cell>
          <table:table-cell office:value-type="float" office:value="40.31669" calcext:value-type="float">
            <text:p>40.316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krmx1tmzcfkpsw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 office:value-type="float" office:value="37.082348" calcext:value-type="float">
            <text:p>37.0823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cche dei Manzoni Valentino Brut Ele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by17dt3kevt9qbvad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alentino Brut Elena</text:p>
          </table:table-cell>
          <table:table-cell office:value-type="string" calcext:value-type="string">
            <text:p>Rocche dei Manzoni</text:p>
          </table:table-cell>
          <table:table-cell office:value-type="float" office:value="54.93118" calcext:value-type="float">
            <text:p>54.931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ELLA CENT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gbqwhw8465x3tf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osso della Centa</text:p>
          </table:table-cell>
          <table:table-cell office:value-type="string" calcext:value-type="string">
            <text:p>Borgo del Tiglio</text:p>
          </table:table-cell>
          <table:table-cell office:value-type="float" office:value="49.03911" calcext:value-type="float">
            <text:p>49.039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gp6e59aak2hw96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Borgo del Tiglio</text:p>
          </table:table-cell>
          <table:table-cell office:value-type="float" office:value="35.38688" calcext:value-type="float">
            <text:p>35.386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DOTT PALAZ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ddrc6dznyqjczfj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tt. Palazzolo Cabernet</text:p>
          </table:table-cell>
          <table:table-cell office:value-type="string" calcext:value-type="string">
            <text:p>Ronco del Gnemiz</text:p>
          </table:table-cell>
          <table:table-cell office:value-type="float" office:value="51.212395" calcext:value-type="float">
            <text:p>51.212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SOL 2009 (MAGNUM)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kwyby2fra8rr7t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 office:value-type="float" office:value="50.30695" calcext:value-type="float">
            <text:p>50.30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BURI MG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cp89vn4b9yj12sn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uri</text:p>
          </table:table-cell>
          <table:table-cell office:value-type="string" calcext:value-type="string">
            <text:p>Miani</text:p>
          </table:table-cell>
          <table:table-cell office:value-type="float" office:value="38.47652" calcext:value-type="float">
            <text:p>38.476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MIANI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snjfev5zvksfyc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 office:value-type="float" office:value="30.763704" calcext:value-type="float">
            <text:p>30.7637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SSO'</text:p>
          </table:table-cell>
          <table:table-cell office:value-type="string" calcext:value-type="string">
            <text:p>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wd3k439cn7cg476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Sossó</text:p>
          </table:table-cell>
          <table:table-cell office:value-type="string" calcext:value-type="string">
            <text:p>Livio Felluga</text:p>
          </table:table-cell>
          <table:table-cell office:value-type="float" office:value="24.787365" calcext:value-type="float">
            <text:p>24.7873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SSO' MAGNUM</text:p>
          </table:table-cell>
          <table:table-cell office:value-type="string" calcext:value-type="string">
            <text:p>FELLUG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wd3k439cn7cg476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Sossó</text:p>
          </table:table-cell>
          <table:table-cell office:value-type="string" calcext:value-type="string">
            <text:p>Livio Felluga</text:p>
          </table:table-cell>
          <table:table-cell office:value-type="float" office:value="24.787365" calcext:value-type="float">
            <text:p>24.7873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MAGNUM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xy03f4afxmnr876v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oros Franco</text:p>
          </table:table-cell>
          <table:table-cell office:value-type="float" office:value="20.59578" calcext:value-type="float">
            <text:p>20.595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MAGNUM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p6tk1cmcm3hm8n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Radikon</text:p>
          </table:table-cell>
          <table:table-cell office:value-type="float" office:value="33.048286" calcext:value-type="float">
            <text:p>33.0482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BOLLA MG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35.719097" calcext:value-type="float">
            <text:p>35.7190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RAH</text:p>
          </table:table-cell>
          <table:table-cell office:value-type="string" calcext:value-type="string">
            <text:p>CASE VIA 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nwc7smzmc8ksh9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ase Via</text:p>
          </table:table-cell>
          <table:table-cell office:value-type="string" calcext:value-type="string">
            <text:p>Fontodi</text:p>
          </table:table-cell>
          <table:table-cell office:value-type="float" office:value="33.623444" calcext:value-type="float">
            <text:p>33.623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39.053284" calcext:value-type="float">
            <text:p>39.053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NCA</text:p>
          </table:table-cell>
          <table:table-cell office:value-type="string" calcext:value-type="string">
            <text:p>R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0wr1tk4fjvz732x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onca</text:p>
          </table:table-cell>
          <table:table-cell office:value-type="string" calcext:value-type="string">
            <text:p>Renato Ratti</text:p>
          </table:table-cell>
          <table:table-cell office:value-type="float" office:value="32.221855" calcext:value-type="float">
            <text:p>32.2218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NCA (MAGNUM)</text:p>
          </table:table-cell>
          <table:table-cell office:value-type="string" calcext:value-type="string">
            <text:p>R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0wr1tk4fjvz732x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onca</text:p>
          </table:table-cell>
          <table:table-cell office:value-type="string" calcext:value-type="string">
            <text:p>Renato Ratti</text:p>
          </table:table-cell>
          <table:table-cell office:value-type="float" office:value="32.221855" calcext:value-type="float">
            <text:p>32.2218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PERE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7qb0nmb3p3cs0zz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perss</text:p>
          </table:table-cell>
          <table:table-cell office:value-type="string" calcext:value-type="string">
            <text:p>Gaja</text:p>
          </table:table-cell>
          <table:table-cell office:value-type="float" office:value="32.018982" calcext:value-type="float">
            <text:p>32.0189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IABOT M. G. (MAGNUM)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x1pd68wsczr6dx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55.787178" calcext:value-type="float">
            <text:p>55.7871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JAN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shqrvje5e2ypqpd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ajana</text:p>
          </table:table-cell>
          <table:table-cell office:value-type="string" calcext:value-type="string">
            <text:p>Domenico Clerico</text:p>
          </table:table-cell>
          <table:table-cell office:value-type="float" office:value="52.527294" calcext:value-type="float">
            <text:p>52.5272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zrr4w6ass1r3sqv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Giacosa</text:p>
          </table:table-cell>
          <table:table-cell office:value-type="float" office:value="43.24656" calcext:value-type="float">
            <text:p>43.24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(MAGNUM)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zrr4w6ass1r3sqv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Giacosa</text:p>
          </table:table-cell>
          <table:table-cell office:value-type="float" office:value="43.24656" calcext:value-type="float">
            <text:p>43.24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zrr4w6ass1r3sqv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Giacosa</text:p>
          </table:table-cell>
          <table:table-cell office:value-type="float" office:value="43.24656" calcext:value-type="float">
            <text:p>43.24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svckfc82dvphp0w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runo Giacosa</text:p>
          </table:table-cell>
          <table:table-cell office:value-type="float" office:value="42.129005" calcext:value-type="float">
            <text:p>42.1290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CASCINA FRANCIA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nkzvrd352xa1je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a Francia</text:p>
          </table:table-cell>
          <table:table-cell office:value-type="string" calcext:value-type="string">
            <text:p>Giacomo Conterno</text:p>
          </table:table-cell>
          <table:table-cell office:value-type="float" office:value="29.931366" calcext:value-type="float">
            <text:p>29.931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CASCINA FRANCIA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nkzvrd352xa1je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a Francia</text:p>
          </table:table-cell>
          <table:table-cell office:value-type="string" calcext:value-type="string">
            <text:p>Giacomo Conterno</text:p>
          </table:table-cell>
          <table:table-cell office:value-type="float" office:value="29.931366" calcext:value-type="float">
            <text:p>29.931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ATTINARA</text:p>
          </table:table-cell>
          <table:table-cell office:value-type="string" calcext:value-type="string">
            <text:p>CONTERNO-NER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5v0yqw6m7wxs5y33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attinara</text:p>
          </table:table-cell>
          <table:table-cell office:value-type="string" calcext:value-type="string">
            <text:p>Nervi</text:p>
          </table:table-cell>
          <table:table-cell office:value-type="float" office:value="34.5737" calcext:value-type="float">
            <text:p>34.5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ATTINARA vigna molsino</text:p>
          </table:table-cell>
          <table:table-cell office:value-type="string" calcext:value-type="string">
            <text:p>CONTERNO-NER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c6nrat12qasd3pvz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Vigna Molsino</text:p>
          </table:table-cell>
          <table:table-cell office:value-type="string" calcext:value-type="string">
            <text:p>Nervi</text:p>
          </table:table-cell>
          <table:table-cell office:value-type="float" office:value="39.992687" calcext:value-type="float">
            <text:p>39.992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BBIOLO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gwegeg14ry41e9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inestrino</text:p>
          </table:table-cell>
          <table:table-cell office:value-type="string" calcext:value-type="string">
            <text:p>Conterno Fantino</text:p>
          </table:table-cell>
          <table:table-cell office:value-type="float" office:value="47.850647" calcext:value-type="float">
            <text:p>47.850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DONNA ASSUNTA (3L)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zyrsqh0ep1y4xkd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Madonna Assunta La Villa Barolo Riserva</text:p>
          </table:table-cell>
          <table:table-cell office:value-type="string" calcext:value-type="string">
            <text:p>Rocche dei Manzoni</text:p>
          </table:table-cell>
          <table:table-cell office:value-type="float" office:value="35.223934" calcext:value-type="float">
            <text:p>35.2239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DONNA ASSUNTA (1,5L MG)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zyrsqh0ep1y4xkd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Madonna Assunta La Villa Barolo Riserva</text:p>
          </table:table-cell>
          <table:table-cell office:value-type="string" calcext:value-type="string">
            <text:p>Rocche dei Manzoni</text:p>
          </table:table-cell>
          <table:table-cell office:value-type="float" office:value="35.223934" calcext:value-type="float">
            <text:p>35.2239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GNA D'LA ROUL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sjfs0d0cn2rn53km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d'La Roul</text:p>
          </table:table-cell>
          <table:table-cell office:value-type="string" calcext:value-type="string">
            <text:p>Rocche dei Manzoni</text:p>
          </table:table-cell>
          <table:table-cell office:value-type="float" office:value="42.255142" calcext:value-type="float">
            <text:p>42.255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APPELLA S. STEFANO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wbbq28adxqwhrxx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a Cappella di S. Stefano Perno</text:p>
          </table:table-cell>
          <table:table-cell office:value-type="string" calcext:value-type="string">
            <text:p>Rocche dei Manzoni</text:p>
          </table:table-cell>
          <table:table-cell office:value-type="float" office:value="41.52405" calcext:value-type="float">
            <text:p>41.52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MADONNA ASS.-LA VILLA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zyrsqh0ep1y4xkd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Madonna Assunta La Villa Barolo Riserva</text:p>
          </table:table-cell>
          <table:table-cell office:value-type="string" calcext:value-type="string">
            <text:p>Rocche dei Manzoni</text:p>
          </table:table-cell>
          <table:table-cell office:value-type="float" office:value="37.831673" calcext:value-type="float">
            <text:p>37.8316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RUNATE</text:p>
          </table:table-cell>
          <table:table-cell office:value-type="string" calcext:value-type="string">
            <text:p>FRANCESCO RIN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y32kermecattmc7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Brunate</text:p>
          </table:table-cell>
          <table:table-cell office:value-type="string" calcext:value-type="string">
            <text:p>Francesco Rinaldi &amp; Figli</text:p>
          </table:table-cell>
          <table:table-cell office:value-type="float" office:value="45.34929" calcext:value-type="float">
            <text:p>45.349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BERNARDOT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aqpt1hjwa1qakn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ernadot Bio</text:p>
          </table:table-cell>
          <table:table-cell office:value-type="string" calcext:value-type="string">
            <text:p>Ceretto</text:p>
          </table:table-cell>
          <table:table-cell office:value-type="float" office:value="41.739426" calcext:value-type="float">
            <text:p>41.7394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USSI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ya318dp2ab2ndw5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Bio</text:p>
          </table:table-cell>
          <table:table-cell office:value-type="string" calcext:value-type="string">
            <text:p>Ceretto</text:p>
          </table:table-cell>
          <table:table-cell office:value-type="float" office:value="41.286022" calcext:value-type="float">
            <text:p>41.2860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RGOGNE ALIGOTE'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45/50 da vender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2s2amtdnyfj8mzz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Aligoté</text:p>
          </table:table-cell>
          <table:table-cell office:value-type="string" calcext:value-type="string">
            <text:p>Albert Joly</text:p>
          </table:table-cell>
          <table:table-cell office:value-type="float" office:value="30.13795" calcext:value-type="float">
            <text:p>30.137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S QUARTZ</text:p>
          </table:table-cell>
          <table:table-cell office:value-type="string" calcext:value-type="string">
            <text:p>DOMAINE DU CAILLO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80 Ross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wh88hpyhzs40zmck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Quartz Châteauneuf-du-Pape</text:p>
          </table:table-cell>
          <table:table-cell office:value-type="string" calcext:value-type="string">
            <text:p>Clos du Caillou</text:p>
          </table:table-cell>
          <table:table-cell office:value-type="float" office:value="30.69231" calcext:value-type="float">
            <text:p>30.692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URSANG BLANC FUME DE POILLY</text:p>
          </table:table-cell>
          <table:table-cell office:value-type="string" calcext:value-type="string">
            <text:p>DIDIER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12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q6e3hzpkc5gq7dee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Fumé de Pouilly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2.368477" calcext:value-type="float">
            <text:p>42.3684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URSANG BLANC FUME DE POILLY MAGNUM</text:p>
          </table:table-cell>
          <table:table-cell office:value-type="string" calcext:value-type="string">
            <text:p>DIDIER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25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q6e3hzpkc5gq7dee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Fumé de Pouilly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2.368477" calcext:value-type="float">
            <text:p>42.3684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TON CHARLEMAGNE GRAND CRU</text:p>
          </table:table-cell>
          <table:table-cell office:value-type="string" calcext:value-type="string">
            <text:p>DOMAINE BONNEAU DU MARTR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200 Annata top****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ppr69je9jedmns1p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Bonneau du Martray</text:p>
          </table:table-cell>
          <table:table-cell office:value-type="float" office:value="60.260612" calcext:value-type="float">
            <text:p>60.260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AUNE CLOS DE LA FEGUINE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8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htmjfpg1thcps4m3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Feguine Beaune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175568" calcext:value-type="float">
            <text:p>50.175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AUNE CLOS DE LA FEGUINE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9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htmjfpg1thcps4m3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Feguine Beaune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175568" calcext:value-type="float">
            <text:p>50.175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AUNE CLOS DE LA FEGUINE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9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htmjfpg1thcps4m3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Feguine Beaune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175568" calcext:value-type="float">
            <text:p>50.175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URSAULT PERRIERES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250/26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c57et40pk6xc368s2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Perrieres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44.06417" calcext:value-type="float">
            <text:p>44.064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ULIGNY MONTRACHET LES COMBETTES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150/16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2k9hhakhy46v52jfh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Combettes Premi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63981" calcext:value-type="float">
            <text:p>50.639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EVALIER MONTRACHET GRAND CRU MAGNUM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1,20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hzfsr2n89ztag8d0j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evalier-Montrache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8.584156" calcext:value-type="float">
            <text:p>48.5841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ULIGNY MONTRACHET 1CRU LE CAILLERT</text:p>
          </table:table-cell>
          <table:table-cell office:value-type="string" calcext:value-type="string">
            <text:p>YVES BOYER MARTE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6r4j1gxvsf8t2n5e6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'Le Cailleret'</text:p>
          </table:table-cell>
          <table:table-cell office:value-type="string" calcext:value-type="string">
            <text:p>Yves Boyer-Martenot</text:p>
          </table:table-cell>
          <table:table-cell office:value-type="float" office:value="61.540268" calcext:value-type="float">
            <text:p>61.5402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URSAULT PERRIERS 1CRU</text:p>
          </table:table-cell>
          <table:table-cell office:value-type="string" calcext:value-type="string">
            <text:p>YVES BOYER MARTE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6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wc5qss6frvzgvjzvg7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1er Cru ''''Perrières''''</text:p>
          </table:table-cell>
          <table:table-cell office:value-type="string" calcext:value-type="string">
            <text:p>Yves Boyer-Martenot</text:p>
          </table:table-cell>
          <table:table-cell office:value-type="float" office:value="55.810886" calcext:value-type="float">
            <text:p>55.8108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CON PIERRECLOS</text:p>
          </table:table-cell>
          <table:table-cell office:value-type="string" calcext:value-type="string">
            <text:p>DOMAINE GUFFE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7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ycw5gkzg2t4pr07daqd0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âcon-Pierreclos</text:p>
          </table:table-cell>
          <table:table-cell office:value-type="string" calcext:value-type="string">
            <text:p>Guffens-Heynen</text:p>
          </table:table-cell>
          <table:table-cell office:value-type="float" office:value="38.63612" calcext:value-type="float">
            <text:p>38.63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ULIGNY MONTRACHET 1CRU LES FOLATIERES</text:p>
          </table:table-cell>
          <table:table-cell office:value-type="string" calcext:value-type="string">
            <text:p>DOMAINE CHAVY CHOU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8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76nqmtjg5rkg841cm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'Les Folatières'</text:p>
          </table:table-cell>
          <table:table-cell office:value-type="string" calcext:value-type="string">
            <text:p>Chavy-Chouet</text:p>
          </table:table-cell>
          <table:table-cell office:value-type="float" office:value="55.32069" calcext:value-type="float">
            <text:p>55.320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SSAGNE MONTRACHET 1CRU LES VERGERS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9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9vt9j7hbbgeskxqj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1er Cru 'Les Vergers'</text:p>
          </table:table-cell>
          <table:table-cell office:value-type="string" calcext:value-type="string">
            <text:p>Fontaine-Gagnard</text:p>
          </table:table-cell>
          <table:table-cell office:value-type="float" office:value="54.45964" calcext:value-type="float">
            <text:p>54.459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SSAGNE MONTRACHET 1CRU LA MATROIE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94aybb0rx7c0d5c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La Maltroie</text:p>
          </table:table-cell>
          <table:table-cell office:value-type="string" calcext:value-type="string">
            <text:p>Fontaine-Gagnard</text:p>
          </table:table-cell>
          <table:table-cell office:value-type="float" office:value="52.43265" calcext:value-type="float">
            <text:p>52.43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IOTES BATARD MONTRACHET GRAND CRU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hfdyc8ez35vmsqcjg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riots-Bâtard-Montrachet Grand Cru</text:p>
          </table:table-cell>
          <table:table-cell office:value-type="string" calcext:value-type="string">
            <text:p>Fontaine-Gagnard</text:p>
          </table:table-cell>
          <table:table-cell office:value-type="float" office:value="56.570633" calcext:value-type="float">
            <text:p>56.5706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SSAGNE MONTRACHET 1CRU LA MALTROIE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94aybb0rx7c0d5c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La Maltroie</text:p>
          </table:table-cell>
          <table:table-cell office:value-type="string" calcext:value-type="string">
            <text:p>Fontaine-Gagnard</text:p>
          </table:table-cell>
          <table:table-cell office:value-type="float" office:value="54.743244" calcext:value-type="float">
            <text:p>54.743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SSAGNE MONTRACHET 1CRU LA MALTROIE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9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94aybb0rx7c0d5c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La Maltroie</text:p>
          </table:table-cell>
          <table:table-cell office:value-type="string" calcext:value-type="string">
            <text:p>Fontaine-Gagnard</text:p>
          </table:table-cell>
          <table:table-cell office:value-type="float" office:value="54.743244" calcext:value-type="float">
            <text:p>54.743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UZERON</text:p>
          </table:table-cell>
          <table:table-cell office:value-type="string" calcext:value-type="string">
            <text:p>DOMAINE A.ET.P DE VILL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00 (non si trovano)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4tkhn10js0kjazzw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zeron Bacchus</text:p>
          </table:table-cell>
          <table:table-cell office:value-type="string" calcext:value-type="string">
            <text:p>Domaine A. et P. de Villaine</text:p>
          </table:table-cell>
          <table:table-cell office:value-type="float" office:value="46.652573" calcext:value-type="float">
            <text:p>46.652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SSAGNE MONTRACHET 1CR LES VERGERS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9vt9j7hbbgeskxqj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1er Cru 'Les Vergers'</text:p>
          </table:table-cell>
          <table:table-cell office:value-type="string" calcext:value-type="string">
            <text:p>Fontaine-Gagnard</text:p>
          </table:table-cell>
          <table:table-cell office:value-type="float" office:value="54.951923" calcext:value-type="float">
            <text:p>54.951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URGOGNE CUVEE HALINARD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y7k0qmnq55q87x47n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'Cuvée Halinard'</text:p>
          </table:table-cell>
          <table:table-cell office:value-type="string" calcext:value-type="string">
            <text:p>Dugat-Py</text:p>
          </table:table-cell>
          <table:table-cell office:value-type="float" office:value="55.820923" calcext:value-type="float">
            <text:p>55.820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EUR DE ROY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t0hywf4k2hxj1hk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Gevrey-Chambertin Cuvée Cœur de Roy</text:p>
          </table:table-cell>
          <table:table-cell office:value-type="string" calcext:value-type="string">
            <text:p>Dugat-Py</text:p>
          </table:table-cell>
          <table:table-cell office:value-type="float" office:value="44.96256" calcext:value-type="float">
            <text:p>44.962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1CRU CHAMPEAUX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jdtqmprvxya34861a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Champeaux'</text:p>
          </table:table-cell>
          <table:table-cell office:value-type="string" calcext:value-type="string">
            <text:p>Dugat-Py</text:p>
          </table:table-cell>
          <table:table-cell office:value-type="float" office:value="44.392906" calcext:value-type="float">
            <text:p>44.392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ZOYERS CHAMBERTEN GRAND CRU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702r6cacmd5teyh07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oyères-Chambertin Grand Cru</text:p>
          </table:table-cell>
          <table:table-cell office:value-type="string" calcext:value-type="string">
            <text:p>Dugat-Py</text:p>
          </table:table-cell>
          <table:table-cell office:value-type="float" office:value="54.733307" calcext:value-type="float">
            <text:p>54.7333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ZIS CHAMBERTEN GRAND CRU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0mnvb3aa8t20679y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is-Chambertin Grand Cru</text:p>
          </table:table-cell>
          <table:table-cell office:value-type="string" calcext:value-type="string">
            <text:p>Dugat-Py</text:p>
          </table:table-cell>
          <table:table-cell office:value-type="float" office:value="54.911064" calcext:value-type="float">
            <text:p>54.9110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VREY CHAMBERTIN VIEILLES VIGNES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s04qn0dbmchcj6w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Gevrey-Chambertin</text:p>
          </table:table-cell>
          <table:table-cell office:value-type="string" calcext:value-type="string">
            <text:p>Dugat-Py</text:p>
          </table:table-cell>
          <table:table-cell office:value-type="float" office:value="54.747086" calcext:value-type="float">
            <text:p>54.747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ILEX BLANC FUME' DE POUILLY</text:p>
          </table:table-cell>
          <table:table-cell office:value-type="string" calcext:value-type="string">
            <text:p>DIDIER DAGUEN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1bhkgv56mkpb55fbv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Silex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7.001637" calcext:value-type="float">
            <text:p>47.0016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ILEX BLANC FUME' DE POUILLY</text:p>
          </table:table-cell>
          <table:table-cell office:value-type="string" calcext:value-type="string">
            <text:p>DIDIER DAGUEN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1bhkgv56mkpb55fbv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Silex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7.001637" calcext:value-type="float">
            <text:p>47.0016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DMOND SANCERRE</text:p>
          </table:table-cell>
          <table:table-cell office:value-type="string" calcext:value-type="string">
            <text:p>ALOPHONSE ME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35 (è un base)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xbarz5c36xz4gxfx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dmond Sancerre</text:p>
          </table:table-cell>
          <table:table-cell office:value-type="string" calcext:value-type="string">
            <text:p>Alphonse Mellot</text:p>
          </table:table-cell>
          <table:table-cell office:value-type="float" office:value="54.476807" calcext:value-type="float">
            <text:p>54.4768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 SANCERRE MAGNUM </text:p>
          </table:table-cell>
          <table:table-cell office:value-type="string" calcext:value-type="string">
            <text:p>ALOPHONSE MELLO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8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xxyppcstq64d201b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</text:p>
          </table:table-cell>
          <table:table-cell office:value-type="string" calcext:value-type="string">
            <text:p>Alphonse Mellot</text:p>
          </table:table-cell>
          <table:table-cell office:value-type="float" office:value="43.857452" calcext:value-type="float">
            <text:p>43.857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UITS SAINT GEORGES 1CRU</text:p>
          </table:table-cell>
          <table:table-cell office:value-type="string" calcext:value-type="string">
            <text:p>DOMAINE PRIEURE RO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t4f3y865ts8m6aa8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1er Cru 'Clos des Corvées'</text:p>
          </table:table-cell>
          <table:table-cell office:value-type="string" calcext:value-type="string">
            <text:p>Domaine Prieuré Roch</text:p>
          </table:table-cell>
          <table:table-cell office:value-type="float" office:value="41.735092" calcext:value-type="float">
            <text:p>41.7350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UITS SAINT GEORGES 1CRU</text:p>
          </table:table-cell>
          <table:table-cell office:value-type="string" calcext:value-type="string">
            <text:p>DOMAINE DES PERDRI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q8h4xq5h26yp5gks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</text:p>
          </table:table-cell>
          <table:table-cell office:value-type="string" calcext:value-type="string">
            <text:p>Domaine des Perdrix</text:p>
          </table:table-cell>
          <table:table-cell office:value-type="float" office:value="42.56838" calcext:value-type="float">
            <text:p>42.568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BOLLE MUSIGNY</text:p>
          </table:table-cell>
          <table:table-cell office:value-type="string" calcext:value-type="string">
            <text:p>DOMAINE DI GIOIA RO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7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n2s8e792nj0s4dgcm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Digioia-Royer</text:p>
          </table:table-cell>
          <table:table-cell office:value-type="float" office:value="31.018673" calcext:value-type="float">
            <text:p>31.0186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NEUF DU PAPE</text:p>
          </table:table-cell>
          <table:table-cell office:value-type="string" calcext:value-type="string">
            <text:p>DOMAINE DE VILLENEU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j2540j3jpb6pe22r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Vieilles Vignes Châteauneuf-du-Pape</text:p>
          </table:table-cell>
          <table:table-cell office:value-type="string" calcext:value-type="string">
            <text:p>Domaine de Villeneuve</text:p>
          </table:table-cell>
          <table:table-cell office:value-type="float" office:value="36.723335" calcext:value-type="float">
            <text:p>36.7233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SNE ROMANEE</text:p>
          </table:table-cell>
          <table:table-cell office:value-type="string" calcext:value-type="string">
            <text:p>FAIVE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9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sa8haqahw04eqkch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Faiveley</text:p>
          </table:table-cell>
          <table:table-cell office:value-type="float" office:value="34.255756" calcext:value-type="float">
            <text:p>34.2557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SNE ROMANEE </text:p>
          </table:table-cell>
          <table:table-cell office:value-type="string" calcext:value-type="string">
            <text:p>ALAIN HUDELOT NOE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av90e75j7g7rwa2g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Hudelot-Noëllat</text:p>
          </table:table-cell>
          <table:table-cell office:value-type="float" office:value="53.30088" calcext:value-type="float">
            <text:p>53.30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SNE ROMANEE 1CRU LES SUCHOTS</text:p>
          </table:table-cell>
          <table:table-cell office:value-type="string" calcext:value-type="string">
            <text:p>ALAIN HUDELOT NOE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8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ayj3dtx247c4mkj0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 Premier Cru Les Suchots</text:p>
          </table:table-cell>
          <table:table-cell office:value-type="string" calcext:value-type="string">
            <text:p>Hudelot-Noëllat</text:p>
          </table:table-cell>
          <table:table-cell office:value-type="float" office:value="58.17319" calcext:value-type="float">
            <text:p>58.173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DE VOUGEOT GRAND CRU</text:p>
          </table:table-cell>
          <table:table-cell office:value-type="string" calcext:value-type="string">
            <text:p>ALAIN HUDELOT NOE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3h6t9kg0s5x6ydbv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 de Nuits Clos de Vougeot Grand Cru</text:p>
          </table:table-cell>
          <table:table-cell office:value-type="string" calcext:value-type="string">
            <text:p>Hudelot-Noëllat</text:p>
          </table:table-cell>
          <table:table-cell office:value-type="float" office:value="52.753605" calcext:value-type="float">
            <text:p>52.7536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AS </text:p>
          </table:table-cell>
          <table:table-cell office:value-type="string" calcext:value-type="string">
            <text:p>DOMAINE CLA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8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ykfaz24sbg7ry0j00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as</text:p>
          </table:table-cell>
          <table:table-cell office:value-type="string" calcext:value-type="string">
            <text:p>Auguste Clape</text:p>
          </table:table-cell>
          <table:table-cell office:value-type="float" office:value="26.37431" calcext:value-type="float">
            <text:p>26.374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BOLLE MUSIGNY 1CRU</text:p>
          </table:table-cell>
          <table:table-cell office:value-type="string" calcext:value-type="string">
            <text:p>PHILIPPE PACAL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00/25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mgwtbj2czgfmr4yzj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Philippe Pacalet</text:p>
          </table:table-cell>
          <table:table-cell office:value-type="float" office:value="47.97611" calcext:value-type="float">
            <text:p>47.976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LNAY LES CHAMPANS 1CRU</text:p>
          </table:table-cell>
          <table:table-cell office:value-type="string" calcext:value-type="string">
            <text:p>DOMANE DE MONT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0eyfchq20w8md4a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'Champans'</text:p>
          </table:table-cell>
          <table:table-cell office:value-type="string" calcext:value-type="string">
            <text:p>Domaine de Montille</text:p>
          </table:table-cell>
          <table:table-cell office:value-type="float" office:value="37.02373" calcext:value-type="float">
            <text:p>37.023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LNAY LES CHAMPANS 1CRU</text:p>
          </table:table-cell>
          <table:table-cell office:value-type="string" calcext:value-type="string">
            <text:p>DOMANE DE MONT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/18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0eyfchq20w8md4a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'Champans'</text:p>
          </table:table-cell>
          <table:table-cell office:value-type="string" calcext:value-type="string">
            <text:p>Domaine de Montille</text:p>
          </table:table-cell>
          <table:table-cell office:value-type="float" office:value="37.02373" calcext:value-type="float">
            <text:p>37.023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MMARD GRANDS EPENOTS 1CRU</text:p>
          </table:table-cell>
          <table:table-cell office:value-type="string" calcext:value-type="string">
            <text:p>DOMANE DE MONT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/18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1nmqv6xg8wqyxxty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1er Cru 'Les Grands Epenots'</text:p>
          </table:table-cell>
          <table:table-cell office:value-type="string" calcext:value-type="string">
            <text:p>Domaine de Montille</text:p>
          </table:table-cell>
          <table:table-cell office:value-type="float" office:value="41.003464" calcext:value-type="float">
            <text:p>41.0034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VREY CHAMBERTIN VIEILES VIGNES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143sn82t77q1mpg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Denis Mortet</text:p>
          </table:table-cell>
          <table:table-cell office:value-type="float" office:value="53.624153" calcext:value-type="float">
            <text:p>53.624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VREY CHAMBERTIN VIEILES VIGNES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80/90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143sn82t77q1mpg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Denis Mortet</text:p>
          </table:table-cell>
          <table:table-cell office:value-type="float" office:value="53.624153" calcext:value-type="float">
            <text:p>53.624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CHEBOURG GRAND CRU 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5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tdr04z9sd2rkyd7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chebourg Grand Cru</text:p>
          </table:table-cell>
          <table:table-cell office:value-type="string" calcext:value-type="string">
            <text:p>Domaine Jean Gros</text:p>
          </table:table-cell>
          <table:table-cell office:value-type="float" office:value="37.23922" calcext:value-type="float">
            <text:p>37.239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CHEBOURG GRAND CRU 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tdr04z9sd2rkyd7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chebourg Grand Cru</text:p>
          </table:table-cell>
          <table:table-cell office:value-type="string" calcext:value-type="string">
            <text:p>Domaine Jean Gros</text:p>
          </table:table-cell>
          <table:table-cell office:value-type="float" office:value="37.23922" calcext:value-type="float">
            <text:p>37.239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BERTIN GRAND CRU</text:p>
          </table:table-cell>
          <table:table-cell office:value-type="string" calcext:value-type="string">
            <text:p>DOMAINE TRAP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tc2sxksnbwdsxj3m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ertin Grand Cru</text:p>
          </table:table-cell>
          <table:table-cell office:value-type="string" calcext:value-type="string">
            <text:p>Domaine Trapet</text:p>
          </table:table-cell>
          <table:table-cell office:value-type="float" office:value="36.44229" calcext:value-type="float">
            <text:p>36.442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TRICIERES CHAMBERTIN GRAND CRU </text:p>
          </table:table-cell>
          <table:table-cell office:value-type="string" calcext:value-type="string">
            <text:p>DOMAINE TRAP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trhzzw40es7s3z8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tricières-Chambertin Grand Cru</text:p>
          </table:table-cell>
          <table:table-cell office:value-type="string" calcext:value-type="string">
            <text:p>Domaine Trapet</text:p>
          </table:table-cell>
          <table:table-cell office:value-type="float" office:value="43.309326" calcext:value-type="float">
            <text:p>43.3093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VREY CHAMBERTIN 1CRU</text:p>
          </table:table-cell>
          <table:table-cell office:value-type="string" calcext:value-type="string">
            <text:p>DOMAINE TRAP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6sv8sdzatncvh43b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Trapet</text:p>
          </table:table-cell>
          <table:table-cell office:value-type="float" office:value="36.973427" calcext:value-type="float">
            <text:p>36.9734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o Paillard Blanc de blancs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hvrwywht48ktm381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Grand Cru</text:p>
          </table:table-cell>
          <table:table-cell office:value-type="string" calcext:value-type="string">
            <text:p>Bruno Paillard</text:p>
          </table:table-cell>
          <table:table-cell office:value-type="float" office:value="46.37206" calcext:value-type="float">
            <text:p>46.372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les Heidsieck Brut Reser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ys8kwr426s2yeks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Charles Heidsieck</text:p>
          </table:table-cell>
          <table:table-cell office:value-type="float" office:value="38.58456" calcext:value-type="float">
            <text:p>38.58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les Heidsieck Blancs des Millenaires 2014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e53912xfj6fsy3r4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s Millénaires</text:p>
          </table:table-cell>
          <table:table-cell office:value-type="string" calcext:value-type="string">
            <text:p>Charles Heidsieck</text:p>
          </table:table-cell>
          <table:table-cell office:value-type="float" office:value="48.997913" calcext:value-type="float">
            <text:p>48.9979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om Perignon Vintage 2013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0.752563" calcext:value-type="float">
            <text:p>40.7525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hilipponat Reserve Pas dos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3dw1mz9w5ezwc97a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Non Dosé</text:p>
          </table:table-cell>
          <table:table-cell office:value-type="string" calcext:value-type="string">
            <text:p>Philipponnat</text:p>
          </table:table-cell>
          <table:table-cell office:value-type="float" office:value="28.704803" calcext:value-type="float">
            <text:p>28.704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rrier Jouet Blanc de blanc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6cbh29qm8an46fs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Perrier-Jouët</text:p>
          </table:table-cell>
          <table:table-cell office:value-type="float" office:value="48.99935" calcext:value-type="float">
            <text:p>48.999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rrier Jouet Belle Epoque 2015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ahar44dg95zgrg4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elle Epoque Brut</text:p>
          </table:table-cell>
          <table:table-cell office:value-type="string" calcext:value-type="string">
            <text:p>Perrier-Jouët</text:p>
          </table:table-cell>
          <table:table-cell office:value-type="float" office:value="53.01982" calcext:value-type="float">
            <text:p>53.019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l Roger Sir Winston Churchill 1996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bzga5159ds831syg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Sir Winston Churchill Brut</text:p>
          </table:table-cell>
          <table:table-cell office:value-type="string" calcext:value-type="string">
            <text:p>Pol Roger</text:p>
          </table:table-cell>
          <table:table-cell office:value-type="float" office:value="54.532856" calcext:value-type="float">
            <text:p>54.5328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lon Brut Cuvée 1996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vexbj0rhdtag7bx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Cuvée S Le Mesnil Brut</text:p>
          </table:table-cell>
          <table:table-cell office:value-type="string" calcext:value-type="string">
            <text:p>Salon</text:p>
          </table:table-cell>
          <table:table-cell office:value-type="float" office:value="26.52911" calcext:value-type="float">
            <text:p>26.529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llavista Alma Pas Dosè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zpkpcb8npmyet7qg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osé Cuvée Alma Pas Dosé</text:p>
          </table:table-cell>
          <table:table-cell office:value-type="string" calcext:value-type="string">
            <text:p>Bellavista</text:p>
          </table:table-cell>
          <table:table-cell office:value-type="float" office:value="37.951363" calcext:value-type="float">
            <text:p>37.951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ntadi Castaldi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y48brc17qyswmgs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Contadi Castaldi</text:p>
          </table:table-cell>
          <table:table-cell office:value-type="float" office:value="47.03816" calcext:value-type="float">
            <text:p>47.038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ntadi Castaldi Blanc Extra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xtp2c61q9ev65fz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lànc Extra Brut</text:p>
          </table:table-cell>
          <table:table-cell office:value-type="string" calcext:value-type="string">
            <text:p>Contadi Castaldi</text:p>
          </table:table-cell>
          <table:table-cell office:value-type="float" office:value="53.051834" calcext:value-type="float">
            <text:p>53.051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à del Bosco Cuvée Prestig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36.204956" calcext:value-type="float">
            <text:p>36.2049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a Caterina Cuvée 60 Zero Blanc de blanc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rgwwxac1xgpgyr9nd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Blanc de Blancs 60 Zero</text:p>
          </table:table-cell>
          <table:table-cell office:value-type="string" calcext:value-type="string">
            <text:p>Casa Caterina</text:p>
          </table:table-cell>
          <table:table-cell office:value-type="float" office:value="48.61495" calcext:value-type="float">
            <text:p>48.614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a Caterina Cuvée 36 Rosè Natu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rg0hjrp5b16exagwc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36 Nature Rosé Brut</text:p>
          </table:table-cell>
          <table:table-cell office:value-type="string" calcext:value-type="string">
            <text:p>Casa Caterina</text:p>
          </table:table-cell>
          <table:table-cell office:value-type="float" office:value="46.529644" calcext:value-type="float">
            <text:p>46.5296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 Rossa Coupé Non dos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xpma2pkj9dk7pws9c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upé</text:p>
          </table:table-cell>
          <table:table-cell office:value-type="string" calcext:value-type="string">
            <text:p>Monte Rossa</text:p>
          </table:table-cell>
          <table:table-cell office:value-type="float" office:value="39.920677" calcext:value-type="float">
            <text:p>39.9206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drotti Dosaggio Zero Millesim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k1xchpph5jkd25c9x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Zero Millesimato</text:p>
          </table:table-cell>
          <table:table-cell office:value-type="string" calcext:value-type="string">
            <text:p>Pedrotti</text:p>
          </table:table-cell>
          <table:table-cell office:value-type="float" office:value="41.47586" calcext:value-type="float">
            <text:p>41.47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aderburg Pas Dose Millesim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41.03994" calcext:value-type="float">
            <text:p>41.039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aderburg Rosè Extra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ya48dt1wmhttc8h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Haderburg</text:p>
          </table:table-cell>
          <table:table-cell office:value-type="float" office:value="34.918587" calcext:value-type="float">
            <text:p>34.9185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esco Bellei Metodo Classi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x7fh691m5g3dr16jh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Metodo Classico Brut</text:p>
          </table:table-cell>
          <table:table-cell office:value-type="string" calcext:value-type="string">
            <text:p>Francesco Bellei &amp; C</text:p>
          </table:table-cell>
          <table:table-cell office:value-type="float" office:value="36.85479" calcext:value-type="float">
            <text:p>36.85479</text:p>
          </table:table-cell>
        </table:table-row>
      </table:table>
      <table:table table:name="Manual (insert ids)" table:style-name="ta1">
        <table:table-column table:style-name="co1" table:default-cell-style-name="cBool"/>
        <table:table-column table:style-name="co1" table:number-columns-repeated="13" table:default-cell-style-name="Default"/>
        <table:table-column table:style-name="co1" table:default-cell-style-name="cBool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SSI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SSI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GATTINARA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ELLA PIEVE</text:p>
          </table:table-cell>
          <table:table-cell office:value-type="string" calcext:value-type="string">
            <text:p>FLACCIAN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FOSCO dal Peduncolo ross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GRAF DE LA TOUR</text:p>
          </table:table-cell>
          <table:table-cell office:value-type="string" calcext:value-type="string">
            <text:p>VILLA RUSS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IANTI CLASSICO (MAGNUM)</text:p>
          </table:table-cell>
          <table:table-cell office:value-type="string" calcext:value-type="string">
            <text:p>CASTELLO DI BROLI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ERLOT TOSCANA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INOT NERO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ROCCHE</text:p>
          </table:table-cell>
          <table:table-cell office:value-type="string" calcext:value-type="string">
            <text:p>R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riserva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(MAGNUM)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(MAGNUM)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GATTINARA vigna molsino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(MAGNUM)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(MAGNUM)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(MAGNUM)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ROLO VIGNA ROCCHE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LOS DE LA COULEE DE SERRANT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130 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ULIGNY MONTRACHET LES FOLATIERES 1CRU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100 Buona annata*** 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ULIGNY MONTRACHET LES COMBETTES 1CRU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110 ***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ULIGNY MONTRACHET LES COMBETTES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€ 90 *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SSAGNE MONTRACHET 1CRU LES CAILLERETS</text:p>
          </table:table-cell>
          <table:table-cell office:value-type="string" calcext:value-type="string">
            <text:p>DOMAINE A.ET.P DE VILL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MES CHAMBERTIN GRAND CRU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8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OMMARD GRANDS EPENOTS</text:p>
          </table:table-cell>
          <table:table-cell office:value-type="string" calcext:value-type="string">
            <text:p>DOMAINE PRIEURE RO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GEVREY CHAMBERTIN</text:p>
          </table:table-cell>
          <table:table-cell office:value-type="string" calcext:value-type="string">
            <text:p>CLAUDE DU G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1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VOSNE ROMANEE 1CRU LES CHAUMES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2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ECHEZEAUX GRAND CRU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350 da vendere, l ho pagata 65 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illecart Salmon Brut Reser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les Heidsieck Vintage 2013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hilippe Gilbert Blanc de blanc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ellavista Alma Assemblag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ellavista Rosè Assemblag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Ferrari Maximum Blanc de blanc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edrotti Brut Natu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n Leonardo Marchesi Guerrieri Gonzaga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aderburg Hausmanof Riser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ocche dei Manzoni Valentino Brut 0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ocche dei Manzoni Valentino Brut 0 Rosè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6T10:08:08.955064309</dc:date>
    <meta:editing-duration>PT27S</meta:editing-duration>
    <meta:editing-cycles>2</meta:editing-cycles>
    <meta:generator>LibreOffice/7.3.7.2$Linux_X86_64 LibreOffice_project/30$Build-2</meta:generator>
    <meta:document-statistic meta:table-count="2" meta:cell-count="3075" meta:object-count="0"/>
  </office:meta>
</office:document-meta>
</file>